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4"/>
    <style:style style:name="P3" style:family="paragraph" style:parent-style-name="Standard" style:list-style-name="L5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D-Bus Signal Based Inter-Process Communications <text:s/>for Distributed Multi-robot Control </text:p>
      <text:p text:style-name="Standard"/>
      <text:p text:style-name="Standard">Contributions:</text:p>
      <text:list xml:id="list1326046362" text:style-name="L1">
        <text:list-item>
          <text:p text:style-name="P1">Present a flexible and modular distributed multi-robot control <text:span text:style-name="T1">architecture </text:span>that uses D-Bus as its underlying IPC technology</text:p>
        </text:list-item>
        <text:list-item>
          <text:p text:style-name="P1">Illustrate the design and practical implementation of <text:span text:style-name="T1">D-Bus signal interfaces</text:span> for multi-robot control applications</text:p>
        </text:list-item>
        <text:list-item>
          <text:p text:style-name="P1">Describe an <text:span text:style-name="T1">implementation</text:span> of distributed real-time control of a group of 16 e-puck miniature robots</text:p>
        </text:list-item>
      </text:list>
      <text:p text:style-name="Standard"/>
      <text:p text:style-name="Standard">[Introduction]</text:p>
      <text:list xml:id="list1916866661" text:style-name="L4">
        <text:list-item>
          <text:p text:style-name="P2">Need for an IPC</text:p>
        </text:list-item>
      </text:list>
      <text:list xml:id="list1842967827" text:style-name="L5">
        <text:list-item>
          <text:p text:style-name="P3">Various forms of IPC</text:p>
        </text:list-item>
        <text:list-item>
          <text:p text:style-name="P3">Limitations of traditional IPCs: lack of real-time support, tight coupling</text:p>
        </text:list-item>
        <text:list-item>
          <text:p text:style-name="P3">D-Bus a suitable alternative IPC</text:p>
        </text:list-item>
        <text:list-item>
          <text:p text:style-name="P3">Application in multi-robot control</text:p>
        </text:list-item>
        <text:list-item>
          <text:p text:style-name="P3">In this paper</text:p>
        </text:list-item>
        <text:list-item>
          <text:p text:style-name="P3">Contributions</text:p>
        </text:list-item>
        <text:list-item>
          <text:p text:style-name="P3">Rest of this paper</text:p>
        </text:list-item>
      </text:list>
      <text:p text:style-name="Standard"/>
      <text:p text:style-name="Standard">[D-Bus Communication Model]</text:p>
      <text:p text:style-name="Standard">Fig: How D-Bus works</text:p>
      <text:p text:style-name="Standard"><text:tab/>Brief descriptions</text:p>
      <text:p text:style-name="Standard"/>
      <text:p text:style-name="Standard"/>
      <text:p text:style-name="Standard">[Multi-robot Control Architecture]</text:p>
      <text:p text:style-name="Standard">Fig: 3 Layered MRC architecture</text:p>
      <text:p text:style-name="Standard"/>
      <text:p text:style-name="Standard">[D-Bus Signal Interfaces]</text:p>
      <text:p text:style-name="Standard"><text:tab/>Common Interfaces</text:p>
      <text:p text:style-name="Standard"><text:tab/>D-Bus Signal Listener</text:p>
      <text:p text:style-name="Standard"><text:s/><text:tab/>D-Bus Signal Emitter</text:p>
      <text:p text:style-name="Standard">Fig: Interaction Diagram</text:p>
      <text:p text:style-name="Standard"/>
      <text:p text:style-name="Standard">[Implementation of a multi-robot manufacturing scenario] </text:p>
      <text:p text:style-name="Standard"><text:tab/>Experiment Setup</text:p>
      <text:p text:style-name="Standard"><text:tab/>Global mode experiments</text:p>
      <text:p text:style-name="Standard"><text:tab/>Local mode experiments</text:p>
      <text:p text:style-name="Standard"/>
      <text:p text:style-name="Standard">Results and Discussion</text:p>
      <text:p text:style-name="Standard"><text:tab/>AFM experiments global vs local mode experiments</text:p>
      <text:p text:style-name="Standard"/>
      <text:p text:style-name="Standard">Conclusions and Perspectiv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mar </meta:initial-creator>
    <meta:creation-date>2010-04-09T18:20:19</meta:creation-date>
    <meta:generator>OpenOffice.org/3.1$Linux OpenOffice.org_project/310m19$Build-9420</meta:generator>
    <meta:document-statistic meta:table-count="0" meta:image-count="0" meta:object-count="0" meta:page-count="1" meta:paragraph-count="31" meta:word-count="161" meta:character-count="1144"/>
    <dc:date>2010-04-09T18:20:59</dc:date>
    <dc:creator>Omar </dc:creator>
    <meta:editing-duration>PT00H00M40S</meta:editing-duration>
    <meta:editing-cycles>1</meta:editing-cycles>
  </office:meta>
</office:document-meta>
</file>